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308920"/>
    </style:style>
    <style:style style:name="P2" style:family="paragraph" style:parent-style-name="Standard">
      <style:paragraph-properties fo:text-align="justify" style:justify-single-word="false"/>
      <style:text-properties officeooo:paragraph-rsid="0032f397"/>
    </style:style>
    <style:style style:name="P3" style:family="paragraph" style:parent-style-name="Standard">
      <style:paragraph-properties fo:text-align="justify" style:justify-single-word="false"/>
      <style:text-properties officeooo:paragraph-rsid="003a5bf7"/>
    </style:style>
    <style:style style:name="P4" style:family="paragraph" style:parent-style-name="Standard">
      <style:paragraph-properties fo:text-align="justify" style:justify-single-word="false"/>
      <style:text-properties officeooo:paragraph-rsid="003ce3a6"/>
    </style:style>
    <style:style style:name="P5" style:family="paragraph" style:parent-style-name="Standard">
      <style:paragraph-properties fo:text-align="justify" style:justify-single-word="false"/>
      <style:text-properties officeooo:paragraph-rsid="003de7fe"/>
    </style:style>
    <style:style style:name="P6" style:family="paragraph" style:parent-style-name="Standard">
      <style:paragraph-properties fo:text-align="justify" style:justify-single-word="false"/>
      <style:text-properties officeooo:paragraph-rsid="0047bc5f"/>
    </style:style>
    <style:style style:name="P7" style:family="paragraph" style:parent-style-name="Standard">
      <style:paragraph-properties fo:text-align="start" style:justify-single-word="false"/>
      <style:text-properties officeooo:rsid="00213dde" officeooo:paragraph-rsid="00213dde"/>
    </style:style>
    <style:style style:name="P8" style:family="paragraph" style:parent-style-name="Standard">
      <style:paragraph-properties fo:text-align="center" style:justify-single-word="false"/>
      <style:text-properties officeooo:rsid="00213dde" officeooo:paragraph-rsid="00213dde"/>
    </style:style>
    <style:style style:name="P9" style:family="paragraph" style:parent-style-name="Standard">
      <style:paragraph-properties fo:text-align="justify" style:justify-single-word="false"/>
      <style:text-properties officeooo:rsid="00213dde" officeooo:paragraph-rsid="00213dde"/>
    </style:style>
    <style:style style:name="P10" style:family="paragraph" style:parent-style-name="Standard">
      <style:paragraph-properties fo:text-align="justify" style:justify-single-word="false"/>
      <style:text-properties officeooo:rsid="00213dde" officeooo:paragraph-rsid="001f9e29"/>
    </style:style>
    <style:style style:name="P11" style:family="paragraph" style:parent-style-name="Standard">
      <style:paragraph-properties fo:text-align="justify" style:justify-single-word="false"/>
      <style:text-properties officeooo:rsid="00213dde" officeooo:paragraph-rsid="0047bc5f"/>
    </style:style>
    <style:style style:name="P12" style:family="paragraph" style:parent-style-name="Standard">
      <style:paragraph-properties fo:text-align="justify" style:justify-single-word="false"/>
      <style:text-properties officeooo:rsid="00213dde" officeooo:paragraph-rsid="004985eb"/>
    </style:style>
    <style:style style:name="P13" style:family="paragraph" style:parent-style-name="Standard">
      <style:paragraph-properties fo:text-align="center" style:justify-single-word="false"/>
      <style:text-properties fo:font-size="28pt" officeooo:rsid="00213dde" officeooo:paragraph-rsid="00213dde" style:font-size-asian="28pt" style:font-size-complex="28pt"/>
    </style:style>
    <style:style style:name="P14" style:family="paragraph" style:parent-style-name="Standard">
      <style:paragraph-properties fo:text-align="center" style:justify-single-word="false"/>
      <style:text-properties fo:font-size="28pt" officeooo:rsid="00213dde" officeooo:paragraph-rsid="00232a99" style:font-size-asian="28pt" style:font-size-complex="28pt"/>
    </style:style>
    <style:style style:name="P15" style:family="paragraph" style:parent-style-name="Standard">
      <style:paragraph-properties fo:text-align="justify" style:justify-single-word="false"/>
      <style:text-properties officeooo:rsid="001f9e29" officeooo:paragraph-rsid="001f9e29"/>
    </style:style>
    <style:style style:name="P16" style:family="paragraph" style:parent-style-name="Standard">
      <style:paragraph-properties fo:text-align="justify" style:justify-single-word="false"/>
      <style:text-properties officeooo:rsid="001f9e29" officeooo:paragraph-rsid="0047bc5f"/>
    </style:style>
    <style:style style:name="P17" style:family="paragraph" style:parent-style-name="Standard">
      <style:paragraph-properties fo:text-align="justify" style:justify-single-word="false"/>
      <style:text-properties fo:font-weight="bold" officeooo:rsid="0032f397" officeooo:paragraph-rsid="0032f397" style:font-weight-asian="bold" style:font-weight-complex="bold"/>
    </style:style>
    <style:style style:name="P18" style:family="paragraph" style:parent-style-name="Standard">
      <style:paragraph-properties fo:text-align="justify" style:justify-single-word="false"/>
      <style:text-properties fo:font-weight="bold" officeooo:rsid="002bef73" officeooo:paragraph-rsid="00308920" style:font-weight-asian="bold" style:font-weight-complex="bold"/>
    </style:style>
    <style:style style:name="P19" style:family="paragraph" style:parent-style-name="Standard">
      <style:paragraph-properties fo:text-align="justify" style:justify-single-word="false"/>
      <style:text-properties officeooo:rsid="00308920" officeooo:paragraph-rsid="00308920"/>
    </style:style>
    <style:style style:name="P20" style:family="paragraph" style:parent-style-name="Standard">
      <style:paragraph-properties fo:text-align="justify" style:justify-single-word="false"/>
      <style:text-properties officeooo:rsid="002bef73" officeooo:paragraph-rsid="00308920"/>
    </style:style>
    <style:style style:name="P21" style:family="paragraph" style:parent-style-name="Standard">
      <style:paragraph-properties fo:text-align="justify" style:justify-single-word="false"/>
      <style:text-properties style:text-underline-style="solid" style:text-underline-width="auto" style:text-underline-color="font-color" officeooo:rsid="00212d05" officeooo:paragraph-rsid="0047bc5f"/>
    </style:style>
    <style:style style:name="P22" style:family="paragraph" style:parent-style-name="Standard">
      <style:paragraph-properties fo:text-align="justify" style:justify-single-word="false"/>
      <style:text-properties style:text-underline-style="solid" style:text-underline-width="auto" style:text-underline-color="font-color" officeooo:rsid="00213dde" officeooo:paragraph-rsid="0047bc5f"/>
    </style:style>
    <style:style style:name="P23" style:family="paragraph" style:parent-style-name="Standard">
      <style:paragraph-properties fo:text-align="justify" style:justify-single-word="false"/>
      <style:text-properties fo:font-style="normal" officeooo:rsid="002f0848" officeooo:paragraph-rsid="002bef73" style:font-style-asian="normal" style:font-style-complex="normal"/>
    </style:style>
    <style:style style:name="P24" style:family="paragraph" style:parent-style-name="Standard">
      <style:paragraph-properties fo:text-align="justify" style:justify-single-word="false"/>
      <style:text-properties fo:font-weight="normal" officeooo:rsid="00213dde" officeooo:paragraph-rsid="004ee863" style:font-weight-asian="normal" style:font-weight-complex="normal"/>
    </style:style>
    <style:style style:name="P25" style:family="paragraph" style:parent-style-name="Standard">
      <style:paragraph-properties fo:text-align="justify" style:justify-single-word="false"/>
      <style:text-properties style:text-underline-style="none" officeooo:rsid="001f9e29" officeooo:paragraph-rsid="004ee863"/>
    </style:style>
    <style:style style:name="P26" style:family="paragraph" style:parent-style-name="Standard">
      <style:paragraph-properties fo:text-align="justify" style:justify-single-word="false"/>
      <style:text-properties style:text-underline-style="none" officeooo:rsid="00212d05" officeooo:paragraph-rsid="0047bc5f"/>
    </style:style>
    <style:style style:name="P27" style:family="paragraph" style:parent-style-name="Standard">
      <style:paragraph-properties fo:text-align="justify" style:justify-single-word="false" fo:break-before="page"/>
      <style:text-properties officeooo:rsid="001f9e29" officeooo:paragraph-rsid="001f9e29"/>
    </style:style>
    <style:style style:name="P28" style:family="paragraph" style:parent-style-name="Standard" style:master-page-name="First_20_Page">
      <style:paragraph-properties fo:text-align="start" style:justify-single-word="false" style:page-number="auto"/>
      <style:text-properties officeooo:rsid="00213dde" officeooo:paragraph-rsid="00213dde"/>
    </style:style>
    <style:style style:name="P29" style:family="paragraph" style:parent-style-name="Standard" style:master-page-name="Standard">
      <style:paragraph-properties fo:text-align="justify" style:justify-single-word="false" style:page-number="1" fo:break-before="auto" fo:break-after="auto"/>
      <style:text-properties officeooo:rsid="001f9e29" officeooo:paragraph-rsid="001f9e29"/>
    </style:style>
    <style:style style:name="P30" style:family="paragraph" style:parent-style-name="Standard">
      <style:paragraph-properties fo:text-align="justify" style:justify-single-word="false"/>
      <style:text-properties fo:font-weight="bold" officeooo:rsid="004616e9" officeooo:paragraph-rsid="004616e9" style:font-weight-asian="bold" style:font-weight-complex="bold"/>
    </style:style>
    <style:style style:name="P31" style:family="paragraph" style:parent-style-name="Standard">
      <style:paragraph-properties fo:text-align="justify" style:justify-single-word="false"/>
      <style:text-properties fo:font-weight="bold" officeooo:rsid="004b7017" officeooo:paragraph-rsid="004b7017" style:font-weight-asian="bold" style:font-weight-complex="bold"/>
    </style:style>
    <style:style style:name="P32" style:family="paragraph" style:parent-style-name="Standard">
      <style:paragraph-properties fo:text-align="justify" style:justify-single-word="false"/>
      <style:text-properties fo:font-weight="bold" officeooo:rsid="001f9e29" officeooo:paragraph-rsid="0047bc5f" style:font-weight-asian="bold" style:font-weight-complex="bold"/>
    </style:style>
    <style:style style:name="P33" style:family="paragraph" style:parent-style-name="Standard" style:list-style-name="L1">
      <style:paragraph-properties fo:text-align="justify" style:justify-single-word="false"/>
      <style:text-properties officeooo:rsid="00398f0e" officeooo:paragraph-rsid="00398f0e"/>
    </style:style>
    <style:style style:name="P34" style:family="paragraph" style:parent-style-name="Standard">
      <style:paragraph-properties fo:text-align="justify" style:justify-single-word="false"/>
      <style:text-properties officeooo:rsid="00398f0e" officeooo:paragraph-rsid="00398f0e"/>
    </style:style>
    <style:style style:name="P35" style:family="paragraph" style:parent-style-name="Standard">
      <style:paragraph-properties fo:text-align="justify" style:justify-single-word="false"/>
      <style:text-properties officeooo:rsid="003a5bf7" officeooo:paragraph-rsid="003a5bf7"/>
    </style:style>
    <style:style style:name="P36" style:family="paragraph" style:parent-style-name="Standard">
      <style:paragraph-properties fo:text-align="justify" style:justify-single-word="false"/>
      <style:text-properties officeooo:rsid="003f23b7" officeooo:paragraph-rsid="003f23b7"/>
    </style:style>
    <style:style style:name="P37" style:family="paragraph" style:parent-style-name="Standard">
      <style:paragraph-properties fo:text-align="justify" style:justify-single-word="false"/>
      <style:text-properties fo:font-style="normal" officeooo:rsid="003a5bf7" officeooo:paragraph-rsid="003a5bf7" style:font-style-asian="normal" style:font-style-complex="normal"/>
    </style:style>
    <style:style style:name="P38" style:family="paragraph" style:parent-style-name="Standard">
      <style:paragraph-properties fo:text-align="justify" style:justify-single-word="false"/>
      <style:text-properties fo:font-style="normal" officeooo:rsid="003b9158" officeooo:paragraph-rsid="003a5bf7" style:font-style-asian="normal" style:font-style-complex="normal"/>
    </style:style>
    <style:style style:name="P39" style:family="paragraph" style:parent-style-name="Standard">
      <style:paragraph-properties fo:text-align="justify" style:justify-single-word="false"/>
      <style:text-properties fo:font-style="normal" officeooo:rsid="003ce3a6" officeooo:paragraph-rsid="003ce3a6" style:font-style-asian="normal" style:font-style-complex="normal"/>
    </style:style>
    <style:style style:name="P40" style:family="paragraph" style:parent-style-name="Standard">
      <style:paragraph-properties fo:text-align="justify" style:justify-single-word="false"/>
      <style:text-properties officeooo:rsid="00450c90" officeooo:paragraph-rsid="00450c90"/>
    </style:style>
    <style:style style:name="P41" style:family="paragraph" style:parent-style-name="Standard">
      <style:paragraph-properties fo:text-align="justify" style:justify-single-word="false"/>
      <style:text-properties fo:font-weight="normal" officeooo:rsid="002733ad" officeooo:paragraph-rsid="004ee863" style:font-weight-asian="normal" style:font-weight-complex="normal"/>
    </style:style>
    <style:style style:name="P42" style:family="paragraph" style:parent-style-name="Standard">
      <style:paragraph-properties fo:text-align="justify" style:justify-single-word="false"/>
      <style:text-properties fo:font-weight="normal" officeooo:rsid="004ff960" officeooo:paragraph-rsid="004ff960" style:font-weight-asian="normal" style:font-weight-complex="normal"/>
    </style:style>
    <style:style style:name="P43" style:family="paragraph" style:parent-style-name="Standard">
      <style:paragraph-properties fo:text-align="justify" style:justify-single-word="false"/>
      <style:text-properties fo:font-weight="normal" officeooo:rsid="00514996" officeooo:paragraph-rsid="00514996" style:font-weight-asian="normal" style:font-weight-complex="normal"/>
    </style:style>
    <style:style style:name="P44" style:family="paragraph" style:parent-style-name="Standard">
      <style:paragraph-properties fo:text-align="justify" style:justify-single-word="false"/>
      <style:text-properties style:text-underline-style="solid" style:text-underline-width="auto" style:text-underline-color="font-color" officeooo:rsid="00213dde" officeooo:paragraph-rsid="0047bc5f"/>
    </style:style>
    <style:style style:name="P45" style:family="paragraph" style:parent-style-name="Standard">
      <style:paragraph-properties fo:text-align="justify" style:justify-single-word="false" fo:break-before="page"/>
      <style:text-properties fo:font-weight="bold" officeooo:rsid="004b7017" officeooo:paragraph-rsid="004b7017" style:font-weight-asian="bold" style:font-weight-complex="bold"/>
    </style:style>
    <style:style style:name="T1" style:family="text">
      <style:text-properties officeooo:rsid="00212d05"/>
    </style:style>
    <style:style style:name="T2" style:family="text">
      <style:text-properties officeooo:rsid="00213dde"/>
    </style:style>
    <style:style style:name="T3" style:family="text">
      <style:text-properties officeooo:rsid="002733ad"/>
    </style:style>
    <style:style style:name="T4" style:family="text">
      <style:text-properties fo:font-style="italic" officeooo:rsid="002733ad" style:font-style-asian="italic" style:font-style-complex="italic"/>
    </style:style>
    <style:style style:name="T5" style:family="text">
      <style:text-properties fo:font-style="italic" officeooo:rsid="002f0848" style:font-style-asian="italic" style:font-style-complex="italic"/>
    </style:style>
    <style:style style:name="T6" style:family="text">
      <style:text-properties fo:font-style="italic" officeooo:rsid="003a5bf7" style:font-style-asian="italic" style:font-style-complex="italic"/>
    </style:style>
    <style:style style:name="T7" style:family="text">
      <style:text-properties fo:font-style="italic" officeooo:rsid="003b9158" style:font-style-asian="italic" style:font-style-complex="italic"/>
    </style:style>
    <style:style style:name="T8" style:family="text">
      <style:text-properties fo:font-style="italic" officeooo:rsid="003ce3a6" style:font-style-asian="italic" style:font-style-complex="italic"/>
    </style:style>
    <style:style style:name="T9" style:family="text">
      <style:text-properties fo:font-style="italic" officeooo:rsid="003de7fe" style:font-style-asian="italic" style:font-style-complex="italic"/>
    </style:style>
    <style:style style:name="T10" style:family="text">
      <style:text-properties fo:font-style="italic" style:text-underline-style="solid" style:text-underline-width="auto" style:text-underline-color="font-color" officeooo:rsid="003a5bf7" style:font-style-asian="italic" style:font-style-complex="italic"/>
    </style:style>
    <style:style style:name="T11" style:family="text">
      <style:text-properties fo:font-style="italic" style:text-underline-style="solid" style:text-underline-width="auto" style:text-underline-color="font-color" officeooo:rsid="003b1cac" style:font-style-asian="italic" style:font-style-complex="italic"/>
    </style:style>
    <style:style style:name="T12" style:family="text">
      <style:text-properties fo:font-style="italic" style:text-underline-style="solid" style:text-underline-width="auto" style:text-underline-color="font-color" officeooo:rsid="003de7fe" style:font-style-asian="italic" style:font-style-complex="italic"/>
    </style:style>
    <style:style style:name="T13" style:family="text">
      <style:text-properties fo:font-style="italic" style:text-underline-style="solid" style:text-underline-width="auto" style:text-underline-color="font-color" officeooo:rsid="003ce3a6" style:font-style-asian="italic" style:font-style-complex="italic"/>
    </style:style>
    <style:style style:name="T14" style:family="text">
      <style:text-properties officeooo:rsid="002bef73"/>
    </style:style>
    <style:style style:name="T15" style:family="text">
      <style:text-properties officeooo:rsid="002f0848"/>
    </style:style>
    <style:style style:name="T16" style:family="text">
      <style:text-properties fo:font-style="normal" officeooo:rsid="002f0848" style:font-style-asian="normal" style:font-style-complex="normal"/>
    </style:style>
    <style:style style:name="T17" style:family="text">
      <style:text-properties fo:font-style="normal" officeooo:rsid="00398f0e" style:font-style-asian="normal" style:font-style-complex="normal"/>
    </style:style>
    <style:style style:name="T18" style:family="text">
      <style:text-properties fo:font-style="normal" officeooo:rsid="003a5bf7" style:font-style-asian="normal" style:font-style-complex="normal"/>
    </style:style>
    <style:style style:name="T19" style:family="text">
      <style:text-properties fo:font-style="normal" officeooo:rsid="003b9158" style:font-style-asian="normal" style:font-style-complex="normal"/>
    </style:style>
    <style:style style:name="T20" style:family="text">
      <style:text-properties fo:font-style="normal" officeooo:rsid="003ce3a6" style:font-style-asian="normal" style:font-style-complex="normal"/>
    </style:style>
    <style:style style:name="T21" style:family="text">
      <style:text-properties fo:font-style="normal" officeooo:rsid="003de7fe" style:font-style-asian="normal" style:font-style-complex="normal"/>
    </style:style>
    <style:style style:name="T22" style:family="text">
      <style:text-properties fo:font-style="normal" officeooo:rsid="003e5e08" style:font-style-asian="normal" style:font-style-complex="normal"/>
    </style:style>
    <style:style style:name="T23" style:family="text">
      <style:text-properties fo:font-style="normal" officeooo:rsid="00411a36" style:font-style-asian="normal" style:font-style-complex="normal"/>
    </style:style>
    <style:style style:name="T24" style:family="text">
      <style:text-properties fo:font-style="normal" officeooo:rsid="004312d9" style:font-style-asian="normal" style:font-style-complex="normal"/>
    </style:style>
    <style:style style:name="T25" style:family="text">
      <style:text-properties fo:font-style="normal" style:text-underline-style="solid" style:text-underline-width="auto" style:text-underline-color="font-color" officeooo:rsid="003ce3a6" style:font-style-asian="normal" style:font-style-complex="normal"/>
    </style:style>
    <style:style style:name="T26" style:family="text">
      <style:text-properties officeooo:rsid="0032f397"/>
    </style:style>
    <style:style style:name="T27" style:family="text">
      <style:text-properties officeooo:rsid="00398f0e"/>
    </style:style>
    <style:style style:name="T28" style:family="text">
      <style:text-properties officeooo:rsid="003a5bf7"/>
    </style:style>
    <style:style style:name="T29" style:family="text">
      <style:text-properties officeooo:rsid="00450c90"/>
    </style:style>
    <style:style style:name="T30" style:family="text">
      <style:text-properties officeooo:rsid="004615c8"/>
    </style:style>
    <style:style style:name="T31" style:family="text">
      <style:text-properties officeooo:rsid="004616e9"/>
    </style:style>
    <style:style style:name="T32" style:family="text">
      <style:text-properties officeooo:rsid="0047bc5f"/>
    </style:style>
    <style:style style:name="T33" style:family="text">
      <style:text-properties officeooo:rsid="005268b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ONNEAU Quentin</text:p>
      <text:p text:style-name="P7">BARBIN Maël</text:p>
      <text:p text:style-name="P8"/>
      <text:p text:style-name="P7">Groupe 419</text:p>
      <text:p text:style-name="P8"/>
      <text:p text:style-name="P13"/>
      <text:p text:style-name="P13"/>
      <text:p text:style-name="P13"/>
      <text:p text:style-name="P13"/>
      <text:p text:style-name="P13"/>
      <text:p text:style-name="P13"/>
      <text:p text:style-name="P14">Projet :</text:p>
      <text:p text:style-name="P14">Base de donnée</text:p>
      <text:p text:style-name="P27"/>
      <text:p text:style-name="P29"><text:tab/>Dans le cadre du module Base de Donnée 1, il nous a été demandé de réaliser un projet. Ce dernier a pour but la communication entre un utilisateur et une base de donnée. Cette communication s'effectue au travers d'une interface web.<text:span text:style-name="T32"> </text:span></text:p>
      <text:p text:style-name="P15"/>
      <text:p text:style-name="P30">Choix du sujet</text:p>
      <text:p text:style-name="P19"><text:tab/>Nous souhaitions créer quelque chose d'utile. Nous sommes donc parti sur la réalisation d'un comparateur de prix. <text:span text:style-name="T29">Très vite, nous avons du faire des choix de programmation importants. En effet, nous voulions vraiment coller à la réalité. Cependant comme il le sera rappelé plus tard dans ce rapport, le remplissage de notre base de donnée nous aurait pris trop de temps. De ce fait, les seuls choses qui appartiennent à la réalité son</text:span><text:span text:style-name="T30">t</text:span><text:span text:style-name="T29"> les nom</text:span><text:span text:style-name="T30">s</text:span><text:span text:style-name="T29"> des produits et leur description </text:span><text:span text:style-name="T31">ainsi que les types et les rayons</text:span><text:span text:style-name="T29">. </text:span><text:span text:style-name="T30">Tout le reste est soit généré aléatoirement, soit inspiré de la réalité.</text:span></text:p>
      <text:p text:style-name="P15"/>
      <text:p text:style-name="P17">Composition de notre base de donnée</text:p>
      <text:p text:style-name="P2"><text:span text:style-name="T26"><text:tab/>Notre base de donnée comporte </text:span><text:span text:style-name="T17">cinq</text:span><text:span text:style-name="T26"> tables :</text:span></text:p>
      <text:list xml:id="list138255661" text:style-name="L1">
        <text:list-item>
          <text:list>
            <text:list-item>
              <text:list>
                <text:list-item>
                  <text:p text:style-name="P33">Enseigne</text:p>
                </text:list-item>
                <text:list-item>
                  <text:p text:style-name="P33">Magasin</text:p>
                </text:list-item>
                <text:list-item>
                  <text:p text:style-name="P33">Produit</text:p>
                </text:list-item>
                <text:list-item>
                  <text:p text:style-name="P33">Tarif</text:p>
                </text:list-item>
                <text:list-item>
                  <text:p text:style-name="P33">Type</text:p>
                </text:list-item>
              </text:list>
            </text:list-item>
          </text:list>
        </text:list-item>
      </text:list>
      <text:p text:style-name="P34"/>
      <text:p text:style-name="P35">/****** coller le mcd <text:s/>******/</text:p>
      <text:p text:style-name="P35"/>
      <text:p text:style-name="P36">Dans la description qui suit, les clés primaires sont soulignées et les clés secondaires sont précédées du symbole #.</text:p>
      <text:p text:style-name="P35"/>
      <text:p text:style-name="P3"><text:span text:style-name="T28">Enseigne</text:span><text:span text:style-name="T27"> : </text:span><text:span text:style-name="T28">chaque enseigne est identifiée par un identifiant unique (</text:span><text:span text:style-name="T10">id_ens</text:span><text:span text:style-name="T28">). Elles sont aussi caractérisées par un nom d'enseigne </text:span><text:span text:style-name="T18">(</text:span><text:span text:style-name="T6">nom_ens</text:span><text:span text:style-name="T18">), par un nom de directeur (</text:span><text:span text:style-name="T6">nom_dirg</text:span><text:span text:style-name="T18">) ansi que par un mot de passe (</text:span><text:span text:style-name="T6">mdp</text:span><text:span text:style-name="T18">).</text:span></text:p>
      <text:p text:style-name="P37"/>
      <text:p text:style-name="P3"><text:span text:style-name="T18">Magasin : chaque magasin est identifié par un identifiant unique (</text:span><text:span text:style-name="T10">id_mag</text:span><text:span text:style-name="T18">). À chaque magasin, nous associons un nom (</text:span><text:span text:style-name="T6">nom_m</text:span><text:span text:style-name="T18">), un nom de responsable (</text:span><text:span text:style-name="T6">nom_resp</text:span><text:span text:style-name="T18">), une taille (</text:span><text:span text:style-name="T6">taille</text:span><text:span text:style-name="T18">), une ville (</text:span><text:span text:style-name="T6">ville</text:span><text:span text:style-name="T18">), l'identifiant de l'enseigne à laquelle le magasin est rattaché (</text:span><text:span text:style-name="T24">#</text:span><text:span text:style-name="T6">id_ens</text:span><text:span text:style-name="T18">), ainsi qu'un mot de passe (</text:span><text:span text:style-name="T6">mdp</text:span><text:span text:style-name="T18">).</text:span></text:p>
      <text:p text:style-name="P37"/>
      <text:p text:style-name="P3"><text:span text:style-name="T18">Produit : chaque produit est identifié par un identifiant unique (</text:span><text:span text:style-name="T10">id_</text:span><text:span text:style-name="T11">p</text:span><text:span text:style-name="T18">). </text:span><text:span text:style-name="T19">Pour chaque produit, nous retrouvons une référence (</text:span><text:span text:style-name="T7">ref</text:span><text:span text:style-name="T19">), un nom (</text:span><text:span text:style-name="T7">nom_p</text:span><text:span text:style-name="T19">), un type (</text:span><text:span text:style-name="T24">#</text:span><text:span text:style-name="T7">type</text:span><text:span text:style-name="T19">), et une description (</text:span><text:span text:style-name="T7">description</text:span><text:span text:style-name="T19">).</text:span></text:p>
      <text:p text:style-name="P38"/>
      <text:p text:style-name="P4"><text:span text:style-name="T20">Tarif : un tarif est composé de l'identifiant du produit (</text:span><text:span text:style-name="T23">#</text:span><text:span text:style-name="T13">id_p</text:span><text:span text:style-name="T20">), de l'identifiant du magasin (</text:span><text:span text:style-name="T23">#</text:span><text:span text:style-name="T25">id_mag</text:span><text:span text:style-name="T20">), d'un prix (</text:span><text:span text:style-name="T8">prix</text:span><text:span text:style-name="T20">), <text:s/>et de sa disponibilité (</text:span><text:span text:style-name="T8">dispo</text:span><text:span text:style-name="T20">).</text:span></text:p>
      <text:p text:style-name="P39"/>
      <text:p text:style-name="P5"><text:span text:style-name="T21">Type : Les deux attributs de cette table sont le type (</text:span><text:span text:style-name="T12">type</text:span><text:span text:style-name="T21">) et le rayon dans lequel nous pouvons trouver ce type (</text:span><text:span text:style-name="T9">rayon</text:span><text:span text:style-name="T21">). </text:span><text:span text:style-name="T22">L'attribut type est unique.</text:span></text:p>
      <text:p text:style-name="P15"/>
      <text:p text:style-name="P15"/>
      <text:p text:style-name="P40">La présence de la table type n'est pas obligatoire, à la place, nous aurions pu insérer un attribut rayon dans la table produit. Cependant, il est plus rapide dans le cas d'une modification de rayon de faire la modification sur une ligne de la base de donnée plutôt que sur l'ensemble des produits concernés.</text:p>
      <text:p text:style-name="P15"/>
      <text:p text:style-name="P31"/>
      <text:p text:style-name="P45">Installation</text:p>
      <text:p text:style-name="P41"/>
      <text:p text:style-name="P24"><text:span text:style-name="T3">Avant toute chose, lors de la première utilisation du site, il faut lancer la page </text:span><text:span text:style-name="T4">parser.php</text:span><text:span text:style-name="T3"> de manière à remplir nos tables dans la base de donnée. Il faut pour cela que la base de donnée Comparateur soit créée et y importer le fichier </text:span><text:span text:style-name="T33">C</text:span><text:span text:style-name="T4">omparateur.sql</text:span><text:span text:style-name="T3">.</text:span></text:p>
      <text:p text:style-name="P42">Il faut également s'assurer que dans le fichier php/fonctions.php les variables utilisées pour la connexion à la base aient les bonnes valeurs.</text:p>
      <text:p text:style-name="P43">Ensuite, il faut aussi veiller à ce que les fichiers donnees.csv, <text:span text:style-name="T33">enseignes.csv et magasins.csv soient remplis de la manière voulu.</text:span></text:p>
      <text:p text:style-name="P42"/>
      <text:p text:style-name="P16"/>
      <text:p text:style-name="P32">Utilisation</text:p>
      <text:p text:style-name="P21"/>
      <text:p text:style-name="P25">Il est important de décrire la façon dont fonctionne notre travail. Dans un premier temps, il est nécessaire de comprendre que notre interface prend en considération trois types d'utilisateurs. Nous allons donc ici décrire les actions possibles pour ces trois types d'utilisateurs. </text:p>
      <text:p text:style-name="P26"/>
      <text:p text:style-name="P21">Utilisateur basique</text:p>
      <text:p text:style-name="P6"><text:span text:style-name="T1"><text:tab/>Voyons dans un premier </text:span><text:span text:style-name="T3">temps, </text:span><text:span text:style-name="T1">l'utilisateur basique c'est-à-dire une tierce personne qui cherche à comparer les prix d'un produit dans plusieurs magasins. Cet utilisateur n'a accès qu'à la partir recherche de produit ainsi qu'aux informations liées à ce produit. La recherche peut s'effectuer par description, nom, et/ou référence du produit. </text:span><text:span text:style-name="T2">Une fois la recherche lancé et la méthode de recherche détectée, nous affichons l'ensemble des produits correspondant au champ de recherche. Enfin, pour comparer les prix, le client n'a qu'à cliquer sur le produit qui l'intéresse. Il lui est alors affiché un tableau avec les prix dans les magasins où le produit est référencé. </text:span></text:p>
      <text:p text:style-name="P11"/>
      <text:p text:style-name="P22">Directeur de magasin et d'enseigne</text:p>
      <text:p text:style-name="P11"/>
      <text:p text:style-name="P11"/>
      <text:p text:style-name="P22">Administrateur du site web</text:p>
      <text:p text:style-name="P12"><text:tab/></text:p>
      <text:p text:style-name="P11"/>
      <text:p text:style-name="P18">Limites de notre travail</text:p>
      <text:p text:style-name="P20"/>
      <text:p text:style-name="P1"><text:span text:style-name="T14"><text:tab/>Lors de ce projet, le temps à jouer en notre défaveur. Le sujet que nous avons choisi permet de faire quelque chose d'utile et nous avons manqué de temps pour construire quelque chose de vraiment professionnel. Ainsi, il est possible d'améliorer cette ébauche. </text:span><text:span text:style-name="T15">Dans les améliorations possibles, nous pouvons citer qu'un graphisme plus attractif serait le bienvenu. De même, nous pourrions afficher une photo du produit en plus de sa description. Pour chaque magasins, nous aurions pu afficher le moyen de s'y rendre via une </text:span><text:span text:style-name="T5">google map. </text:span><text:span text:style-name="T16">D'autre part avec un peu plus de temps, nous aurions pu nous pencher sur une meilleur méthode pour récupérer les produit dans nos tables. Effectivement, même si le produit existe réellement, son prix reste fictif. Il en est de même pour les magasins, même si les enseignes et magasins qui y sont attachés nous font penser à des commerces qui existent vraiment, la présence du produit où non dans tel ou tel magasin n'est pas vérifié. Les responsables des enseignes ne sont pas des personnes réelles.</text:span></text:p>
      <text:p text:style-name="P15"/>
      <text:p text:style-name="P10"/>
      <text:p text:style-name="P9"/>
      <text:p text:style-name="P9"/>
      <text:p text:style-name="P9"/>
      <text:p text:style-name="P9"/>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melon </meta:initial-creator>
    <meta:creation-date>2011-04-18T09:47:45</meta:creation-date>
    <dc:date>2011-04-18T17:06:48</dc:date>
    <dc:creator>mamelon </dc:creator>
    <meta:editing-duration>PT03H47M03S</meta:editing-duration>
    <meta:editing-cycles>35</meta:editing-cycles>
    <meta:generator>OpenOffice.org/3.2$Unix OpenOffice.org_project/320m19$Build-9505</meta:generator>
    <meta:document-statistic meta:table-count="0" meta:image-count="0" meta:object-count="0" meta:page-count="4" meta:paragraph-count="36" meta:word-count="839" meta:character-count="5124"/>
  </office:meta>
</office:document-meta>
</file>